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79" calcext:value-type="float">
            <text:p>1179</text:p>
          </table:table-cell>
          <table:table-cell table:style-name="ce7" table:formula="of:=COUNTIF([.B7:.B1000000];&quot;X&quot;)" office:value-type="float" office:value="1014" calcext:value-type="float">
            <text:p>1014</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0" calcext:value-type="float">
            <text:p>140</text:p>
          </table:table-cell>
          <table:table-cell table:style-name="ce25" table:formula="of:=SUM([.B2:.F2])" office:value-type="float" office:value="1258" calcext:value-type="float">
            <text:p>12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6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5">00/00/0000</text:date>, <text:time style:data-style-name="N2" text:time-value="19:56:37.3282121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05T19:57:23.494510262</dc:date>
    <meta:editing-duration>P1DT8H20M19S</meta:editing-duration>
    <meta:editing-cycles>1172</meta:editing-cycles>
    <meta:document-statistic meta:table-count="1" meta:cell-count="7116" meta:object-count="0"/>
  </office:meta>
</office:document-meta>
</file>